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d35b" officeooo:paragraph-rsid="0010d35b"/>
    </style:style>
    <style:style style:name="P2" style:family="paragraph" style:parent-style-name="Standard">
      <style:text-properties officeooo:rsid="00136f62" officeooo:paragraph-rsid="00136f62"/>
    </style:style>
    <style:style style:name="P3" style:family="paragraph" style:parent-style-name="Standard">
      <style:text-properties officeooo:rsid="00140135" officeooo:paragraph-rsid="00140135"/>
    </style:style>
    <style:style style:name="T1" style:family="text">
      <style:text-properties officeooo:rsid="0012bcc7"/>
    </style:style>
    <style:style style:name="T2" style:family="text">
      <style:text-properties officeooo:rsid="0012df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blema 2</text:p>
      <text:p text:style-name="P1">1) <text:s/>La búsqueda lineal es diferente de la búsqueda por interpolación, ya que el algoritmo de búsqueda de esta primera busca el elemento deseado recorriendo la lista completa hasta toparse con este, mientras que la búsqueda por interpolación primero estima el centro de la lista, descartando múltiples elementos en el proceso, y luego compara los elementos restantes de esta con el elemento que se busca hasta encontrarlo.</text:p>
      <text:p text:style-name="P1"/>
      <text:p text:style-name="P1">2)<text:span text:style-name="T1">Si no se puede ordenar la lista, la mejor opción para obtener ese elemento en el menor tiempo posible es hacer una búsqueda lineal, ya que los otros algoritmos de búsqueda dependen de tener una lista ordenada para funcionar correctamente. Sin embargo, si se puede ordenar la lista, el mejor algoritmo de bú</text:span><text:span text:style-name="T2">squ</text:span><text:span text:style-name="T1">eda para obtener ese elemento en el menor tiempo posible , </text:span><text:span text:style-name="T2">en general, </text:span><text:span text:style-name="T1">es </text:span><text:span text:style-name="T2">una búsqueda interpolada, ya que, al descartar más elementos que una búsqueda binaria, reduce aún más el tiempo de búsqueda de lo que una búsqueda binaria ya lo hace.</text:span></text:p>
      <text:p text:style-name="P1"/>
      <text:p text:style-name="P2">3)Una aplicación de la vida real donde la búsqueda de un dato en una lista se debe realizar en el menor tiempo posible es en el mundo de las finanzas. Estamos acostumbrados a que las transacciones bancarias que realizamos a diario sean casi instantáneas, y esto es posible gracias a que las bases de datos de los bancos procuran hacer una búsqueda de datos en el menor tiempo posible, y eso lo hacen gracias a el uso de el algoritmo de búsqueda más eficiente en tiempo que mejor se adapta a los datos que posea dicha base de datos. Si no se hiciera esta de esta forma, nuestras transacciones serían tardarían un tiempo sumamente largo e inconsistente casi siempre, cosa que nadie se puede permitir.</text:p>
      <text:p text:style-name="P2"/>
      <text:p text:style-name="P3">Problema 1, punto 5</text:p>
      <text:p text:style-name="P3">a)Bubblesort es más rápido que Quicksort, dada so complejidad Big O. Esto se puede apreciar con las gráficas realizadas con los tiempos obtenidos.</text:p>
      <text:p text:style-name="P3"/>
      <text:p text:style-name="P3">b)No necesariamente, el tiempo de ejecución puede ser menor si la implementación se hace en forma iterativa</text:p>
      <text:p text:style-name="P3"/>
      <text:p text:style-name="P3">c)En general no, ya que si se opta por un tiempo de ejecución rápido se sacrifican los recursos de los que dispone la computadora y viceversa</text:p>
      <text:p text:style-name="P3"/>
      <text:p text:style-name="P3">d)Qicksort, dado que es el que usa menos recurs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08:05:45.943853252</meta:creation-date>
    <dc:date>2024-10-22T09:15:59.400215157</dc:date>
    <meta:editing-duration>PT51S</meta:editing-duration>
    <meta:editing-cycles>1</meta:editing-cycles>
    <meta:document-statistic meta:table-count="0" meta:image-count="0" meta:object-count="0" meta:page-count="1" meta:paragraph-count="9" meta:word-count="368" meta:character-count="2142" meta:non-whitespace-character-count="1782"/>
    <meta:generator>LibreOffice/7.3.7.2$Linux_X86_64 LibreOffice_project/30$Build-2</meta:generator>
  </office:meta>
</office:document-meta>
</file>